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d8ef" officeooo:paragraph-rsid="0012d8ef"/>
    </style:style>
    <style:style style:name="P2" style:family="paragraph" style:parent-style-name="Standard">
      <style:text-properties officeooo:rsid="0013d438" officeooo:paragraph-rsid="0013d438"/>
    </style:style>
    <style:style style:name="P3" style:family="paragraph" style:parent-style-name="Standard">
      <style:text-properties officeooo:rsid="0017530a" officeooo:paragraph-rsid="0017530a"/>
    </style:style>
    <style:style style:name="P4" style:family="paragraph" style:parent-style-name="Standard">
      <style:text-properties officeooo:rsid="001754c6" officeooo:paragraph-rsid="001754c6"/>
    </style:style>
    <style:style style:name="P5" style:family="paragraph" style:parent-style-name="Standard">
      <style:text-properties officeooo:rsid="001859a3" officeooo:paragraph-rsid="001859a3"/>
    </style:style>
    <style:style style:name="P6" style:family="paragraph" style:parent-style-name="Standard">
      <style:text-properties officeooo:rsid="00196f91" officeooo:paragraph-rsid="00196f91"/>
    </style:style>
    <style:style style:name="P7" style:family="paragraph" style:parent-style-name="Standard">
      <style:text-properties officeooo:rsid="001a0ce8" officeooo:paragraph-rsid="001a0ce8"/>
    </style:style>
    <style:style style:name="T1" style:family="text">
      <style:text-properties officeooo:rsid="0013d438"/>
    </style:style>
    <style:style style:name="T2" style:family="text">
      <style:text-properties officeooo:rsid="0015ce1c"/>
    </style:style>
    <style:style style:name="T3" style:family="text">
      <style:text-properties officeooo:rsid="0017530a"/>
    </style:style>
    <style:style style:name="T4" style:family="text">
      <style:text-properties officeooo:rsid="001859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mories Lie – Fabien DOMPEY</text:p>
      <text:p text:style-name="P1"/>
      <text:p text:style-name="P1">Projet 3D/<text:span text:style-name="T3">2D</text:span> dofus roguelike</text:p>
      <text:p text:style-name="P1">Exploration de donjons </text:p>
      <text:p text:style-name="P1">Création et gestion de son château (partage de contenue, parties personnalisées)</text:p>
      <text:p text:style-name="P1"/>
      <text:p text:style-name="P1">Hero, Mobs, <text:span text:style-name="T1">Boss,</text:span> Traps, Treasure,Map Element, Map, Inventory, Items, Crafting, Spell, <text:span text:style-name="T3">Floor, Room, Dungeon, Procedural generation ?, Hero Team</text:span> (active/passive)</text:p>
      <text:p text:style-name="P1"/>
      <text:p text:style-name="P1"/>
      <text:p text:style-name="P1">Hero : Fightable character, inventory, unique, Rank(Alpha to Omega, XP), <text:span text:style-name="T1">Name, Description, Stats</text:span></text:p>
      <text:p text:style-name="P1"/>
      <text:p text:style-name="P3">NPC : Not fightable character, name, description, quests associated, dialogues</text:p>
      <text:p text:style-name="P1"/>
      <text:p text:style-name="P2">Mobs ; FC, Skull <text:span text:style-name="T2">(Difficulty rank 1 to 5), Species, Passive Ability, Name, Description, Stats, </text:span><text:span text:style-name="T3">Preferred Biomes</text:span></text:p>
      <text:p text:style-name="P2"/>
      <text:p text:style-name="P3">Boss : Unique Mobs</text:p>
      <text:p text:style-name="P2"/>
      <text:p text:style-name="P3">Biomes : Effect, List get by an interface</text:p>
      <text:p text:style-name="P3"/>
      <text:p text:style-name="P3">Floor : Safe/Normal/Boss</text:p>
      <text:p text:style-name="P3"/>
      <text:p text:style-name="P3">Room : Safe/Normal/Boss</text:p>
      <text:p text:style-name="P3"/>
      <text:p text:style-name="P3">DungeonPart : 1 safe floor, 3 danger floors, 1 boss floor</text:p>
      <text:p text:style-name="P3"/>
      <text:p text:style-name="P3">Hero Affinity ? Team building ! </text:p>
      <text:p text:style-name="P3"/>
      <text:p text:style-name="P4">Items : Stats, Armor/Weapon <text:span text:style-name="T4">(not stackable)</text:span> ?, <text:span text:style-name="T4">Passive</text:span></text:p>
      <text:p text:style-name="P4"/>
      <text:p text:style-name="P5">Inventory : weight, item stackable/not stackable</text:p>
      <text:p text:style-name="P5"/>
      <text:p text:style-name="P6">En langage C# </text:p>
      <text:p text:style-name="P6">Character,FC,Inventory,Item,Dungeon, Spell, Ability Serializable</text:p>
      <text:p text:style-name="P6"/>
      <text:p text:style-name="P7">Craftable d’items, recette d’items, loot rareté item </text:p>
      <text:p text:style-name="P6"/>
      <text:p text:style-name="P6"/>
      <text:p text:style-name="P6">Assets ou lecture de fichier XL ?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2T14:53:34.640000000</meta:creation-date>
    <dc:date>2022-08-02T17:42:49.572000000</dc:date>
    <meta:editing-duration>PT47M23S</meta:editing-duration>
    <meta:editing-cycles>1</meta:editing-cycles>
    <meta:document-statistic meta:table-count="0" meta:image-count="0" meta:object-count="0" meta:page-count="1" meta:paragraph-count="20" meta:word-count="152" meta:character-count="1066" meta:non-whitespace-character-count="929"/>
    <meta:generator>LibreOffice/7.2.4.1$Windows_X86_64 LibreOffice_project/27d75539669ac387bb498e35313b970b7fe9c4f9</meta:generator>
  </office:meta>
</office:document-meta>
</file>